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80eddf" officeooo:paragraph-rsid="0080eddf"/>
    </style:style>
    <style:style style:name="P14" style:family="paragraph" style:parent-style-name="Text_20_body">
      <style:text-properties officeooo:rsid="0080f054" officeooo:paragraph-rsid="0080f054"/>
    </style:style>
    <style:style style:name="P15" style:family="paragraph" style:parent-style-name="Text_20_body">
      <style:text-properties officeooo:rsid="0080f054" officeooo:paragraph-rsid="00816aa2"/>
    </style:style>
    <style:style style:name="P16" style:family="paragraph" style:parent-style-name="Text_20_body">
      <style:text-properties officeooo:rsid="00534a43" officeooo:paragraph-rsid="00534a43"/>
    </style:style>
    <style:style style:name="P17" style:family="paragraph" style:parent-style-name="Text_20_body">
      <style:text-properties fo:font-weight="bold" officeooo:rsid="0080dece" officeooo:paragraph-rsid="0080dece" style:font-weight-asian="bold" style:font-weight-complex="bold"/>
    </style:style>
    <style:style style:name="P18" style:family="paragraph" style:parent-style-name="Text_20_body" style:list-style-name="L2">
      <style:text-properties officeooo:rsid="000b8012" officeooo:paragraph-rsid="000b8012"/>
    </style:style>
    <style:style style:name="P19" style:family="paragraph" style:parent-style-name="Text_20_body">
      <style:text-properties officeooo:rsid="000b8012" officeooo:paragraph-rsid="000b8012"/>
    </style:style>
    <style:style style:name="P20" style:family="paragraph" style:parent-style-name="Text_20_body" style:list-style-name="L3">
      <style:text-properties officeooo:rsid="000b8012" officeooo:paragraph-rsid="000b8012"/>
    </style:style>
    <style:style style:name="P21" style:family="paragraph" style:parent-style-name="Text_20_body" style:list-style-name="L3">
      <style:text-properties officeooo:rsid="003f27e0" officeooo:paragraph-rsid="003f27e0"/>
    </style:style>
    <style:style style:name="P22"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23" style:family="paragraph" style:parent-style-name="Text_20_body" style:list-style-name="L4">
      <style:text-properties officeooo:rsid="000b8012" officeooo:paragraph-rsid="001bb02c"/>
    </style:style>
    <style:style style:name="P24" style:family="paragraph" style:parent-style-name="Text_20_body" style:list-style-name="L4">
      <style:text-properties officeooo:rsid="001bb02c" officeooo:paragraph-rsid="001bb02c"/>
    </style:style>
    <style:style style:name="P25" style:family="paragraph" style:parent-style-name="Text_20_body">
      <style:text-properties fo:font-weight="bold" officeooo:rsid="000f95fc" officeooo:paragraph-rsid="000f95fc" style:font-weight-asian="bold" style:font-weight-complex="bold"/>
    </style:style>
    <style:style style:name="P26"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7" style:family="paragraph" style:parent-style-name="Text_20_body" style:list-style-name="L5">
      <style:text-properties fo:font-weight="normal" officeooo:rsid="000f95fc" officeooo:paragraph-rsid="000f95fc" style:font-weight-asian="normal" style:font-weight-complex="normal"/>
    </style:style>
    <style:style style:name="P28"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9"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30"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31" style:family="paragraph" style:parent-style-name="Text_20_body" style:list-style-name="L5">
      <style:text-properties fo:font-weight="normal" officeooo:rsid="005a351d" officeooo:paragraph-rsid="005a351d" style:font-weight-asian="normal" style:font-weight-complex="normal"/>
    </style:style>
    <style:style style:name="P32"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33"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4" style:family="paragraph" style:parent-style-name="Text_20_body">
      <style:text-properties fo:font-weight="bold" officeooo:rsid="000e701d" officeooo:paragraph-rsid="000e701d" style:font-weight-asian="bold" style:font-weight-complex="bold"/>
    </style:style>
    <style:style style:name="P35" style:family="paragraph" style:parent-style-name="Text_20_body" style:list-style-name="L6">
      <style:text-properties fo:color="#00a933" loext:opacity="100%" officeooo:rsid="0037dd00" officeooo:paragraph-rsid="0037dd00"/>
    </style:style>
    <style:style style:name="P36" style:family="paragraph" style:parent-style-name="Text_20_body" style:list-style-name="L6">
      <style:text-properties officeooo:rsid="00346218" officeooo:paragraph-rsid="00346218"/>
    </style:style>
    <style:style style:name="P37" style:family="paragraph" style:parent-style-name="Text_20_body" style:list-style-name="L6">
      <style:text-properties fo:color="#00a933" loext:opacity="100%" officeooo:rsid="00346218" officeooo:paragraph-rsid="00346218"/>
    </style:style>
    <style:style style:name="P38" style:family="paragraph" style:parent-style-name="Text_20_body" style:list-style-name="L6">
      <style:text-properties fo:color="#00a933" loext:opacity="100%" officeooo:rsid="003ad1b7" officeooo:paragraph-rsid="003ad1b7"/>
    </style:style>
    <style:style style:name="P39" style:family="paragraph" style:parent-style-name="Text_20_body" style:list-style-name="L6">
      <style:text-properties fo:color="#00a933" loext:opacity="100%" style:text-line-through-style="none" style:text-line-through-type="none" officeooo:rsid="00346218" officeooo:paragraph-rsid="00346218"/>
    </style:style>
    <style:style style:name="P40" style:family="paragraph" style:parent-style-name="Text_20_body" style:list-style-name="L6">
      <style:text-properties officeooo:rsid="000e701d" officeooo:paragraph-rsid="0030bc53"/>
    </style:style>
    <style:style style:name="P41" style:family="paragraph" style:parent-style-name="Text_20_body" style:list-style-name="L6">
      <style:text-properties officeooo:rsid="00371326" officeooo:paragraph-rsid="00371326"/>
    </style:style>
    <style:style style:name="P42" style:family="paragraph" style:parent-style-name="Text_20_body" style:list-style-name="L6">
      <style:text-properties officeooo:rsid="000e701d" officeooo:paragraph-rsid="0036c472"/>
    </style:style>
    <style:style style:name="P43" style:family="paragraph" style:parent-style-name="Text_20_body" style:list-style-name="L6">
      <style:text-properties officeooo:rsid="000e701d" officeooo:paragraph-rsid="000e701d"/>
    </style:style>
    <style:style style:name="P44" style:family="paragraph" style:parent-style-name="Text_20_body" style:list-style-name="L6">
      <style:text-properties fo:color="#00a933" loext:opacity="100%" style:text-line-through-style="none" style:text-line-through-type="none" officeooo:rsid="000e701d" officeooo:paragraph-rsid="000e701d"/>
    </style:style>
    <style:style style:name="P45" style:family="paragraph" style:parent-style-name="Text_20_body" style:list-style-name="L6">
      <style:text-properties fo:color="#00a933" loext:opacity="100%" style:text-line-through-style="none" style:text-line-through-type="none" officeooo:rsid="000eec00" officeooo:paragraph-rsid="000eec00"/>
    </style:style>
    <style:style style:name="P46" style:family="paragraph" style:parent-style-name="Text_20_body" style:list-style-name="L6">
      <style:text-properties fo:color="#00a933" loext:opacity="100%" style:text-line-through-style="none" style:text-line-through-type="none" officeooo:rsid="00163012" officeooo:paragraph-rsid="00163012"/>
    </style:style>
    <style:style style:name="P47" style:family="paragraph" style:parent-style-name="Text_20_body" style:list-style-name="L6">
      <style:text-properties officeooo:rsid="00286d3d" officeooo:paragraph-rsid="00286d3d"/>
    </style:style>
    <style:style style:name="P48" style:family="paragraph" style:parent-style-name="Text_20_body" style:list-style-name="L6">
      <style:text-properties fo:color="#00a933" loext:opacity="100%" officeooo:rsid="002da041" officeooo:paragraph-rsid="002da041"/>
    </style:style>
    <style:style style:name="P49" style:family="paragraph" style:parent-style-name="Text_20_body" style:list-style-name="L6">
      <style:text-properties fo:color="#00a933" loext:opacity="100%" officeooo:rsid="002db92a" officeooo:paragraph-rsid="002da041"/>
    </style:style>
    <style:style style:name="P50" style:family="paragraph" style:parent-style-name="Text_20_body" style:list-style-name="L6">
      <style:text-properties officeooo:rsid="002fc92f" officeooo:paragraph-rsid="002fc92f"/>
    </style:style>
    <style:style style:name="P51" style:family="paragraph" style:parent-style-name="Text_20_body" style:list-style-name="L6">
      <style:text-properties officeooo:rsid="002957f8" officeooo:paragraph-rsid="00286d3d"/>
    </style:style>
    <style:style style:name="P52" style:family="paragraph" style:parent-style-name="Text_20_body" style:list-style-name="L6">
      <style:text-properties officeooo:rsid="000e701d" officeooo:paragraph-rsid="00116b98"/>
    </style:style>
    <style:style style:name="P53" style:family="paragraph" style:parent-style-name="Text_20_body" style:list-style-name="L6">
      <style:text-properties fo:color="#00a933" loext:opacity="100%" officeooo:rsid="000e701d" officeooo:paragraph-rsid="00116b98"/>
    </style:style>
    <style:style style:name="P54" style:family="paragraph" style:parent-style-name="Text_20_body" style:list-style-name="L6">
      <style:text-properties fo:color="#00a933" loext:opacity="100%" officeooo:paragraph-rsid="00116b98"/>
    </style:style>
    <style:style style:name="P55" style:family="paragraph" style:parent-style-name="Text_20_body" style:list-style-name="L6">
      <style:text-properties officeooo:rsid="00209e10" officeooo:paragraph-rsid="00209e10"/>
    </style:style>
    <style:style style:name="P56" style:family="paragraph" style:parent-style-name="Text_20_body" style:list-style-name="L6">
      <style:text-properties fo:color="#00a933" loext:opacity="100%" officeooo:rsid="00209e10" officeooo:paragraph-rsid="00209e10"/>
    </style:style>
    <style:style style:name="P57" style:family="paragraph" style:parent-style-name="Text_20_body" style:list-style-name="L6">
      <style:text-properties fo:color="#00a933" loext:opacity="100%" officeooo:rsid="00230835" officeooo:paragraph-rsid="00230835"/>
    </style:style>
    <style:style style:name="P58" style:family="paragraph" style:parent-style-name="Text_20_body" style:list-style-name="L6">
      <style:text-properties officeooo:rsid="00230835" officeooo:paragraph-rsid="00230835"/>
    </style:style>
    <style:style style:name="P59" style:family="paragraph" style:parent-style-name="Text_20_body" style:list-style-name="L6">
      <style:text-properties officeooo:rsid="0024c59d" officeooo:paragraph-rsid="0024c59d"/>
    </style:style>
    <style:style style:name="P60" style:family="paragraph" style:parent-style-name="Text_20_body" style:list-style-name="L6">
      <style:text-properties fo:color="#00a933" loext:opacity="100%" officeooo:rsid="0024c59d" officeooo:paragraph-rsid="0024c59d"/>
    </style:style>
    <style:style style:name="P61" style:family="paragraph" style:parent-style-name="Text_20_body" style:list-style-name="L6">
      <style:text-properties officeooo:rsid="0014545c" officeooo:paragraph-rsid="0014545c"/>
    </style:style>
    <style:style style:name="P62" style:family="paragraph" style:parent-style-name="Text_20_body" style:list-style-name="L6">
      <style:text-properties fo:color="#00a933" loext:opacity="100%" style:text-line-through-style="none" style:text-line-through-type="none" officeooo:rsid="0014545c" officeooo:paragraph-rsid="0014545c"/>
    </style:style>
    <style:style style:name="P63" style:family="paragraph" style:parent-style-name="Text_20_body" style:list-style-name="L6">
      <style:text-properties officeooo:rsid="00182c83" officeooo:paragraph-rsid="00182c83"/>
    </style:style>
    <style:style style:name="P64" style:family="paragraph" style:parent-style-name="Text_20_body" style:list-style-name="L6">
      <style:text-properties fo:color="#00a933" loext:opacity="100%" style:text-line-through-style="none" style:text-line-through-type="none" officeooo:rsid="00182c83" officeooo:paragraph-rsid="00182c83"/>
    </style:style>
    <style:style style:name="P65" style:family="paragraph" style:parent-style-name="Text_20_body" style:list-style-name="L6">
      <style:text-properties fo:color="#000000" loext:opacity="100%" style:text-line-through-style="none" style:text-line-through-type="none" officeooo:rsid="00676ee3" officeooo:paragraph-rsid="00676ee3"/>
    </style:style>
    <style:style style:name="P66" style:family="paragraph" style:parent-style-name="Text_20_body">
      <style:text-properties officeooo:rsid="00182c83" officeooo:paragraph-rsid="00182c83"/>
    </style:style>
    <style:style style:name="P67" style:family="paragraph" style:parent-style-name="Text_20_body">
      <style:text-properties officeooo:rsid="007a8e3c" officeooo:paragraph-rsid="007a8e3c"/>
    </style:style>
    <style:style style:name="P68" style:family="paragraph" style:parent-style-name="Text_20_body" style:list-style-name="L7">
      <style:text-properties officeooo:rsid="007a8e3c" officeooo:paragraph-rsid="007a8e3c"/>
    </style:style>
    <style:style style:name="P69" style:family="paragraph" style:parent-style-name="Text_20_body">
      <style:text-properties fo:font-weight="bold" officeooo:rsid="001dbc6b" officeooo:paragraph-rsid="001dbc6b" style:font-weight-asian="bold" style:font-weight-complex="bold"/>
    </style:style>
    <style:style style:name="P70" style:family="paragraph" style:parent-style-name="Text_20_body" style:list-style-name="L8">
      <style:text-properties officeooo:rsid="007a12a6" officeooo:paragraph-rsid="007a12a6"/>
    </style:style>
    <style:style style:name="P71" style:family="paragraph" style:parent-style-name="Text_20_body" style:list-style-name="L8">
      <style:text-properties officeooo:rsid="006ef128" officeooo:paragraph-rsid="006ef128"/>
    </style:style>
    <style:style style:name="P72" style:family="paragraph" style:parent-style-name="Text_20_body" style:list-style-name="L8">
      <style:text-properties officeooo:rsid="00771b77" officeooo:paragraph-rsid="00771b77"/>
    </style:style>
    <style:style style:name="P73" style:family="paragraph" style:parent-style-name="Text_20_body" style:list-style-name="L8">
      <style:text-properties officeooo:rsid="00790d1d" officeooo:paragraph-rsid="00790d1d"/>
    </style:style>
    <style:style style:name="P74" style:family="paragraph" style:parent-style-name="Text_20_body" style:list-style-name="L8">
      <style:text-properties officeooo:rsid="007d378f" officeooo:paragraph-rsid="007d378f"/>
    </style:style>
    <style:style style:name="P75" style:family="paragraph" style:parent-style-name="Text_20_body">
      <style:text-properties fo:font-size="12pt" officeooo:rsid="0048a5d4" officeooo:paragraph-rsid="004081fa" style:font-size-asian="10.5pt" style:font-size-complex="12pt"/>
    </style:style>
    <style:style style:name="P76"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77" style:family="paragraph" style:parent-style-name="Text_20_body" style:list-style-name="L9">
      <style:text-properties officeooo:paragraph-rsid="004a39a2"/>
    </style:style>
    <style:style style:name="P78" style:family="paragraph" style:parent-style-name="Text_20_body" style:list-style-name="L9">
      <style:text-properties officeooo:rsid="004c0e49" officeooo:paragraph-rsid="004c0e49"/>
    </style:style>
    <style:style style:name="P79" style:family="paragraph" style:parent-style-name="Text_20_body" style:list-style-name="L9">
      <style:text-properties officeooo:rsid="004c8da8" officeooo:paragraph-rsid="004c8da8"/>
    </style:style>
    <style:style style:name="P80" style:family="paragraph" style:parent-style-name="Text_20_body" style:list-style-name="L9">
      <style:text-properties officeooo:paragraph-rsid="00562661"/>
    </style:style>
    <style:style style:name="P81" style:family="paragraph" style:parent-style-name="Text_20_body" style:list-style-name="L9">
      <style:text-properties officeooo:rsid="005806c1" officeooo:paragraph-rsid="005806c1"/>
    </style:style>
    <style:style style:name="P82" style:family="paragraph" style:parent-style-name="Text_20_body" style:list-style-name="L9">
      <style:text-properties officeooo:paragraph-rsid="00590170"/>
    </style:style>
    <style:style style:name="P83" style:family="paragraph" style:parent-style-name="Text_20_body" style:list-style-name="L9">
      <style:text-properties officeooo:paragraph-rsid="00720a93"/>
    </style:style>
    <style:style style:name="P84" style:family="paragraph" style:parent-style-name="Text_20_body" style:list-style-name="L9">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80dece"/>
    </style:style>
    <style:style style:name="T8" style:family="text">
      <style:text-properties officeooo:rsid="00816aa2"/>
    </style:style>
    <style:style style:name="T9" style:family="text">
      <style:text-properties fo:font-weight="normal" officeooo:rsid="000b8012" style:font-weight-asian="normal" style:font-weight-complex="normal"/>
    </style:style>
    <style:style style:name="T10" style:family="text">
      <style:text-properties officeooo:rsid="000e701d"/>
    </style:style>
    <style:style style:name="T11" style:family="text">
      <style:text-properties officeooo:rsid="00124451"/>
    </style:style>
    <style:style style:name="T12" style:family="text">
      <style:text-properties officeooo:rsid="004d1092"/>
    </style:style>
    <style:style style:name="T13" style:family="text">
      <style:text-properties officeooo:rsid="000eec00"/>
    </style:style>
    <style:style style:name="T14" style:family="text">
      <style:text-properties officeooo:rsid="002db92a"/>
    </style:style>
    <style:style style:name="T15" style:family="text">
      <style:text-properties officeooo:rsid="00116b98"/>
    </style:style>
    <style:style style:name="T16" style:family="text">
      <style:text-properties officeooo:rsid="00697aa4"/>
    </style:style>
    <style:style style:name="T17" style:family="text">
      <style:text-properties officeooo:rsid="00707e25"/>
    </style:style>
    <style:style style:name="T18" style:family="text">
      <style:text-properties fo:font-size="12pt" officeooo:rsid="004a39a2" style:font-size-asian="10.5pt" style:font-size-complex="12pt"/>
    </style:style>
    <style:style style:name="T19" style:family="text">
      <style:text-properties officeooo:rsid="00562661"/>
    </style:style>
    <style:style style:name="T20" style:family="text">
      <style:text-properties officeooo:rsid="00590170"/>
    </style:style>
    <style:style style:name="T21" style:family="text">
      <style:text-properties officeooo:rsid="00732515"/>
    </style:style>
    <style:style style:name="T22"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2"><text:tab/><text:span text:style-name="T7">Control : </text:span></text:p>
      <text:p text:style-name="P12">- <text:span text:style-name="T7">wasd, or zqsd in french keyboard (sry) to move</text:span></text:p>
      <text:p text:style-name="P12">- <text:span text:style-name="T7">use the mouse cursor to interact : only inside the dotted zone, the cursor aspect should change.</text:span></text:p>
      <text:p text:style-name="P12">- <text:span text:style-name="T7">doublick on inventory items to use them : one hand is for cleaning tools, the other for hiding evidence tool.</text:span></text:p>
      <text:p text:style-name="P12"/>
      <text:p text:style-name="P13">Context :</text:p>
      <text:p text:style-name="P13"><text:tab/>Hello, this is my first game jam ever ! I am very happy on how it turned out. I learned many things along the way, and still a lot to go. Very exited to get any feedbacks and better improved myself :)</text:p>
      <text:p text:style-name="P12"/>
      <text:p text:style-name="P14">Credits :</text:p>
      <text:p text:style-name="P14"><text:soft-page-break/>Music &amp; Sounds:<text:line-break/>Fablefly Music (https://fablefly-music.itch.io, <text:a xlink:type="simple" xlink:href="https://fablefly-music.itch.io/spy-showdown" text:style-name="Internet_20_link" text:visited-style-name="Visited_20_Internet_20_Link">https://fablefly-music.itch.io/spy-showdown</text:a>), for the main menu theme.<text:line-break/>RUSTED MUSIC STUDIO (<text:a xlink:type="simple" xlink:href="https://rustedstudio.itch.io/" text:style-name="Internet_20_link" text:visited-style-name="Visited_20_Internet_20_Link">https://rustedstudio.itch.io</text:a>), for the track used in the levels.<text:line-break/>Kenney assets ( <text:a xlink:type="simple" xlink:href="http://www.kenney.nl/" text:style-name="Internet_20_link" text:visited-style-name="Visited_20_Internet_20_Link">www.kenney.nl</text:a>), for all SFX.<text:line-break/></text:p>
      <text:p text:style-name="P15">Artwork:<text:line-break/>LimeZu – ModernInterior and ModernExterior<text:line-break/>(https://limezu.itch.io, www.instagram.com/limezu_, @lime_px), for the pixel artwork <text:span text:style-name="T8">used </text:span>in the level design.<text:line-break/><text:line-break/>Font style:<text:line-break/>GGBotNet (<text:a xlink:type="simple" xlink:href="https://ggbot.itch.io/" text:style-name="Internet_20_link" text:visited-style-name="Visited_20_Internet_20_Link">https://ggbot.itch.io</text:a>) for the pixel art fontstyle in use.<text:line-break/></text:p>
      <text:p text:style-name="P15">VFX:<text:line-break/>Kostilus (<text:a xlink:type="simple" xlink:href="https://godotshaders.com/author/kostilus/" text:style-name="Internet_20_link" text:visited-style-name="Visited_20_Internet_20_Link">https://godotshaders.com/author/kostilus/</text:a>), for the highlighting shader effect.<text:line-break/></text:p>
      <text:p text:style-name="P12"/>
      <text:p text:style-name="P16"><text:span text:style-name="T1">Short description :</text:span> Play as a dirty cop who help criminal escape justice for money.</text:p>
      <text:p text:style-name="P17">Game burb : <text:span text:style-name="T9">Will you continue to work with criminals, and is it worth it ? As a corrupted cop play through the various crime scene and avoid the law.</text:span></text:p>
      <text:p text:style-name="P10"/>
      <text:p text:style-name="P10"/>
      <text:p text:style-name="P10"/>
      <text:p text:style-name="P10">Todo list :</text:p>
      <text:list text:style-name="L2">
        <text:list-item>
          <text:p text:style-name="P18">Credit panel</text:p>
        </text:list-item>
      </text:list>
      <text:p text:style-name="P19"/>
      <text:p text:style-name="P19"/>
      <text:p text:style-name="P19"/>
      <text:p text:style-name="P19"/>
      <text:p text:style-name="P10">Game baseline :</text:p>
      <text:list text:style-name="L3">
        <text:list-item>
          <text:p text:style-name="P20">splash screen : Godot+Game Jam logo + Card theme</text:p>
        </text:list-item>
        <text:list-item>
          <text:p text:style-name="P20">main menu + settings + credits</text:p>
        </text:list-item>
        <text:list-item>
          <text:p text:style-name="P20">Start game</text:p>
        </text:list-item>
        <text:list-item>
          <text:p text:style-name="P20">phone sound</text:p>
        </text:list-item>
        <text:list-item>
          <text:p text:style-name="P20">Splash screen explaining mission <text:span text:style-name="T10">+ shop to buy cleaning tissus</text:span></text:p>
        </text:list-item>
        <text:list-item>
          <text:p text:style-name="P20"><text:soft-page-break/>Lvl – game : player, inspectors (enemies), items (to clean), scientifics, maps, detection areas, </text:p>
        </text:list-item>
        <text:list-item>
          <text:p text:style-name="P20">Victory+Extra money / Defeat Arrestation</text:p>
        </text:list-item>
        <text:list-item>
          <text:p text:style-name="P21">victory : next mission</text:p>
          <text:list>
            <text:list-item>
              <text:p text:style-name="P21">return to new mission menu</text:p>
            </text:list-item>
            <text:list-item>
              <text:p text:style-name="P21">get an other assignment (increment level)</text:p>
            </text:list-item>
          </text:list>
        </text:list-item>
      </text:list>
      <text:p text:style-name="P22">Optional :</text:p>
      <text:list text:style-name="L4">
        <text:list-item>
          <text:p text:style-name="P23">dialogue with inspector that does not suspect us, giving context. Difficulty increases because, when cleaning proof seems like the same serial killer is on the loose, thus more inspector+thorough)</text:p>
        </text:list-item>
        <text:list-item>
          <text:p text:style-name="P24">hidden crime evidence, need to move/push objects</text:p>
        </text:list-item>
      </text:list>
      <text:p text:style-name="P19"/>
      <text:p text:style-name="P25">Mechanics :</text:p>
      <text:list text:style-name="L5">
        <text:list-item>
          <text:p text:style-name="P26">player with 2D control</text:p>
        </text:list-item>
        <text:list-item>
          <text:p text:style-name="P26">goes close to crime scene piece of evidence</text:p>
        </text:list-item>
        <text:list-item>
          <text:p text:style-name="P27">wipe evidence then wipe is dirty</text:p>
        </text:list-item>
        <text:list-item>
          <text:p text:style-name="P26">need to hide the dirty wipe on scientifics to frame them</text:p>
        </text:list-item>
        <text:list-item>
          <text:p text:style-name="P26">inspectors npc that scoot the scene, need to avoid their detection and get arrested</text:p>
        </text:list-item>
        <text:list-item>
          <text:p text:style-name="P27">forensic scientist<text:span text:style-name="T11">s npcs</text:span></text:p>
        </text:list-item>
        <text:list-item>
          <text:p text:style-name="P28">buy new wipes with better stats : time to wipe</text:p>
        </text:list-item>
        <text:list-item>
          <text:p text:style-name="P29">/!\ <text:span text:style-name="T12">can directly take crime item without cleaning tool, but takes more time and directly end the game.</text:span></text:p>
        </text:list-item>
        <text:list-item>
          <text:p text:style-name="P30">(Can interact with inspector to give up and face justice)</text:p>
        </text:list-item>
        <text:list-item>
          <text:p text:style-name="P31">cursor aspect : hand → get more and more blood on it with level - metaphore;)</text:p>
        </text:list-item>
        <text:list-item>
          <text:p text:style-name="P32">Chase-Hide mechanic :</text:p>
          <text:list>
            <text:list-item>
              <text:p text:style-name="P32">instpector change detection zone to alert zone</text:p>
            </text:list-item>
            <text:list-item>
              <text:p text:style-name="P32">player can use hidding tool to change aspect, but must do outside alert zone</text:p>
            </text:list-item>
            <text:list-item>
              <text:p text:style-name="P32">player must NOT move while in hidding</text:p>
            </text:list-item>
            <text:list-item>
              <text:p text:style-name="P32">after inspector looking timer, return to scouting</text:p>
            </text:list-item>
          </text:list>
        </text:list-item>
        <text:list-item>
          <text:p text:style-name="P33">Multiple character choice :</text:p>
          <text:list>
            <text:list-item>
              <text:p text:style-name="P33">basic cop</text:p>
            </text:list-item>
            <text:list-item>
              <text:p text:style-name="P33">son of PD chef</text:p>
            </text:list-item>
            <text:list-item>
              <text:p text:style-name="P33">sneaky bastard</text:p>
            </text:list-item>
          </text:list>
        </text:list-item>
      </text:list>
      <text:p text:style-name="P34"/>
      <text:p text:style-name="P34"><text:soft-page-break/></text:p>
      <text:p text:style-name="P34">Scope :</text:p>
      <text:list text:style-name="L6">
        <text:list-item>
          <text:p text:style-name="P35">Set project on itch.io</text:p>
        </text:list-item>
        <text:list-item>
          <text:p text:style-name="P36">Game structure :</text:p>
          <text:list>
            <text:list-item>
              <text:p text:style-name="P37">start splash screens</text:p>
            </text:list-item>
            <text:list-item>
              <text:p text:style-name="P36">main menu</text:p>
            </text:list-item>
            <text:list-item>
              <text:p text:style-name="P37">new mission menu</text:p>
              <text:list>
                <text:list-item>
                  <text:p text:style-name="P38">phone conversation</text:p>
                </text:list-item>
                <text:list-item>
                  <text:p text:style-name="P38">shop</text:p>
                </text:list-item>
              </text:list>
            </text:list-item>
            <text:list-item>
              <text:p text:style-name="P39">change scene</text:p>
            </text:list-item>
            <text:list-item>
              <text:p text:style-name="P36">victory condition &gt; next mission</text:p>
            </text:list-item>
            <text:list-item>
              <text:p text:style-name="P36">defeat &gt; return menu/quit</text:p>
            </text:list-item>
          </text:list>
        </text:list-item>
        <text:list-item>
          <text:p text:style-name="P40">Main menu :</text:p>
          <text:list>
            <text:list-item>
              <text:p text:style-name="P40">theme splash of blood, then wipe to display button</text:p>
            </text:list-item>
            <text:list-item>
              <text:p text:style-name="P41">panel assets and overall aspect</text:p>
            </text:list-item>
          </text:list>
        </text:list-item>
        <text:list-item>
          <text:p text:style-name="P42">Map :</text:p>
          <text:list>
            <text:list-item>
              <text:p text:style-name="P42">pixel art, top down, indoors, crime scene</text:p>
            </text:list-item>
          </text:list>
        </text:list-item>
        <text:list-item>
          <text:p text:style-name="P43">player : 2D control</text:p>
          <text:list>
            <text:list-item>
              <text:p text:style-name="P44">movement : zqsd + mouse</text:p>
            </text:list-item>
            <text:list-item>
              <text:p text:style-name="P44">cleaning action with circular <text:span text:style-name="T13">timer</text:span></text:p>
            </text:list-item>
            <text:list-item>
              <text:p text:style-name="P45">hand+wipe cursor</text:p>
            </text:list-item>
            <text:list-item>
              <text:p text:style-name="P46">cleaning zone with dotted border</text:p>
            </text:list-item>
          </text:list>
        </text:list-item>
        <text:list-item>
          <text:p text:style-name="P47">Shop for cleaning tools :</text:p>
          <text:list>
            <text:list-item>
              <text:p text:style-name="P48">shop UI</text:p>
            </text:list-item>
            <text:list-item>
              <text:p text:style-name="P48">shop item<text:span text:style-name="T14">s</text:span></text:p>
            </text:list-item>
            <text:list-item>
              <text:p text:style-name="P49">Inventory UI</text:p>
            </text:list-item>
          </text:list>
        </text:list-item>
        <text:list-item>
          <text:p text:style-name="P50">HUD</text:p>
        </text:list-item>
        <text:list-item>
          <text:p text:style-name="P51">Tutorial</text:p>
        </text:list-item>
        <text:list-item>
          <text:p text:style-name="P52">NPC : 2 types</text:p>
          <text:list>
            <text:list-item>
              <text:p text:style-name="P53">investigators with detection areas</text:p>
            </text:list-item>
            <text:list-item>
              <text:p text:style-name="P54"><text:span text:style-name="T10">forensic scientist</text:span><text:span text:style-name="T15">s : idl, to hide dirty cleaning cloth, some are undercover inspectors</text:span></text:p>
            </text:list-item>
          </text:list>
        </text:list-item>
        <text:list-item>
          <text:p text:style-name="P55">Animations :</text:p>
          <text:list>
            <text:list-item>
              <text:p text:style-name="P56"><text:soft-page-break/>forensics idle</text:p>
            </text:list-item>
            <text:list-item>
              <text:p text:style-name="P56">forensics-inspector – reveal</text:p>
            </text:list-item>
            <text:list-item>
              <text:p text:style-name="P57">player movements</text:p>
            </text:list-item>
            <text:list-item>
              <text:p text:style-name="P57">inspectors movements</text:p>
            </text:list-item>
            <text:list-item>
              <text:p text:style-name="P58">inspector catching</text:p>
            </text:list-item>
          </text:list>
        </text:list-item>
        <text:list-item>
          <text:p text:style-name="P59">Art Design :</text:p>
          <text:list>
            <text:list-item>
              <text:p text:style-name="P59">UI</text:p>
            </text:list-item>
            <text:list-item>
              <text:p text:style-name="P59">Title</text:p>
            </text:list-item>
            <text:list-item>
              <text:p text:style-name="P59">House – all assets</text:p>
            </text:list-item>
            <text:list-item>
              <text:p text:style-name="P59">Crime items</text:p>
            </text:list-item>
            <text:list-item>
              <text:p text:style-name="P60"><text:span text:style-name="T16">Character </text:span>Animations</text:p>
            </text:list-item>
            <text:list-item>
              <text:p text:style-name="P59">Dialogues</text:p>
            </text:list-item>
            <text:list-item>
              <text:p text:style-name="P59">shop</text:p>
            </text:list-item>
            <text:list-item>
              <text:p text:style-name="P59">HUD</text:p>
            </text:list-item>
            <text:list-item>
              <text:p text:style-name="P59"/>
            </text:list-item>
          </text:list>
        </text:list-item>
        <text:list-item>
          <text:p text:style-name="P61">scripts :</text:p>
          <text:list>
            <text:list-item>
              <text:p text:style-name="P62">scene management</text:p>
            </text:list-item>
            <text:list-item>
              <text:p text:style-name="P61">tilemaplayer</text:p>
            </text:list-item>
            <text:list-item>
              <text:p text:style-name="P61">utilities</text:p>
            </text:list-item>
            <text:list-item>
              <text:p text:style-name="P61">event bus</text:p>
            </text:list-item>
            <text:list-item>
              <text:p text:style-name="P61">player control</text:p>
            </text:list-item>
            <text:list-item>
              <text:p text:style-name="P63">inspector detection</text:p>
            </text:list-item>
            <text:list-item>
              <text:p text:style-name="P64">cleaning zone</text:p>
            </text:list-item>
          </text:list>
        </text:list-item>
        <text:list-item>
          <text:p text:style-name="P65">Levels :</text:p>
          <text:list>
            <text:list-item>
              <text:p text:style-name="P65">living room</text:p>
            </text:list-item>
            <text:list-item>
              <text:p text:style-name="P65">basement (mafia)</text:p>
            </text:list-item>
            <text:list-item>
              <text:p text:style-name="P65">cultists (church)</text:p>
            </text:list-item>
            <text:list-item>
              <text:p text:style-name="P65">garden</text:p>
            </text:list-item>
          </text:list>
        </text:list-item>
      </text:list>
      <text:p text:style-name="P66"/>
      <text:p text:style-name="P67">Z-order :</text:p>
      <text:list text:style-name="L7">
        <text:list-item>
          <text:p text:style-name="P68">floor</text:p>
        </text:list-item>
        <text:list-item>
          <text:p text:style-name="P68">wall</text:p>
        </text:list-item>
        <text:list-item>
          <text:p text:style-name="P68"><text:soft-page-break/>items</text:p>
        </text:list-item>
        <text:list-item>
          <text:p text:style-name="P68">bodies</text:p>
        </text:list-item>
        <text:list-item>
          <text:p text:style-name="P68">overlay/navigation</text:p>
        </text:list-item>
      </text:list>
      <text:p text:style-name="P67"/>
      <text:p text:style-name="P66"/>
      <text:p text:style-name="P69">Issues to solve :</text:p>
      <text:list text:style-name="L8">
        <text:list-item>
          <text:p text:style-name="P70">solve alisaing effect in game resolution</text:p>
        </text:list-item>
        <text:list-item>
          <text:p text:style-name="P71">inspectors move way too fast w.r.t there speed value / <text:span text:style-name="T17">player same speed value</text:span></text:p>
        </text:list-item>
        <text:list-item>
          <text:p text:style-name="P72">tweens in animbutton not account the type of transition nor any other prameters…</text:p>
        </text:list-item>
        <text:list-item>
          <text:p text:style-name="P73">inspector detection zone over player …</text:p>
        </text:list-item>
        <text:list-item>
          <text:p text:style-name="P74">y sorting</text:p>
        </text:list-item>
      </text:list>
      <text:p text:style-name="P75"/>
      <text:p text:style-name="P75"/>
      <text:p text:style-name="P75"/>
      <text:p text:style-name="P76">Acknowledgements :</text:p>
      <text:list text:style-name="L9">
        <text:list-item>
          <text:p text:style-name="P77"><text:span text:style-name="T18">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78">assets : </text:p>
          <text:list>
            <text:list-item>
              <text:p text:style-name="P79">UI</text:p>
            </text:list-item>
            <text:list-item>
              <text:p text:style-name="P80"><text:span text:style-name="T19">Map : </text:span>LimeZu - <text:span text:style-name="T19">Itch</text:span></text:p>
            </text:list-item>
            <text:list-item>
              <text:p text:style-name="P81">SFX : JDSherbert,</text:p>
            </text:list-item>
            <text:list-item>
              <text:p text:style-name="P82"><text:span text:style-name="T20">Font : </text:span>Nimble Beasts</text:p>
            </text:list-item>
            <text:list-item>
              <text:p text:style-name="P83"><text:span text:style-name="T21">M</text:span><text:span text:style-name="T22">usic : </text:span>FabienC@RustedMusicStudio</text:p>
            </text:list-item>
          </text:list>
        </text:list-item>
        <text:list-item>
          <text:p text:style-name="P84">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4T23:59:58.039000000</dc:date>
    <meta:editing-duration>P1DT20H55M47S</meta:editing-duration>
    <meta:editing-cycles>95</meta:editing-cycles>
    <meta:generator>LibreOffice/24.8.0.3$Windows_X86_64 LibreOffice_project/0bdf1299c94fe897b119f97f3c613e9dca6be583</meta:generator>
    <meta:document-statistic meta:table-count="0" meta:image-count="0" meta:object-count="0" meta:page-count="6" meta:paragraph-count="144" meta:word-count="976" meta:character-count="5391" meta:non-whitespace-character-count="4654"/>
  </office:meta>
</office:document-meta>
</file>